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9390" officeooo:paragraph-rsid="00079390"/>
    </style:style>
    <style:style style:name="P2" style:family="paragraph" style:parent-style-name="Standard">
      <style:text-properties officeooo:rsid="00079390" officeooo:paragraph-rsid="000be833"/>
    </style:style>
    <style:style style:name="P3" style:family="paragraph" style:parent-style-name="Standard">
      <style:text-properties fo:font-weight="bold" officeooo:rsid="002219e8" officeooo:paragraph-rsid="002219e8" style:font-weight-asian="bold" style:font-weight-complex="bold"/>
    </style:style>
    <style:style style:name="P4" style:family="paragraph" style:parent-style-name="Standard">
      <style:text-properties fo:font-weight="bold" officeooo:rsid="0023524d" officeooo:paragraph-rsid="0023524d" style:font-weight-asian="bold" style:font-weight-complex="bold"/>
    </style:style>
    <style:style style:name="P5" style:family="paragraph" style:parent-style-name="Standard">
      <style:text-properties fo:font-weight="bold" officeooo:rsid="00155c4b" officeooo:paragraph-rsid="00155c4b" style:font-weight-asian="bold" style:font-weight-complex="bold"/>
    </style:style>
    <style:style style:name="P6" style:family="paragraph" style:parent-style-name="Standard">
      <style:text-properties fo:font-weight="bold" officeooo:rsid="000be833" officeooo:paragraph-rsid="000be833" style:font-weight-asian="bold" style:font-weight-complex="bold"/>
    </style:style>
    <style:style style:name="P7" style:family="paragraph" style:parent-style-name="Standard">
      <style:text-properties fo:font-weight="bold" officeooo:rsid="002acdc3" officeooo:paragraph-rsid="002acdc3" style:font-weight-asian="bold" style:font-weight-complex="bold"/>
    </style:style>
    <style:style style:name="P8" style:family="paragraph" style:parent-style-name="Standard">
      <style:text-properties officeooo:rsid="000d7533" officeooo:paragraph-rsid="000d7533"/>
    </style:style>
    <style:style style:name="P9" style:family="paragraph" style:parent-style-name="Standard">
      <style:text-properties officeooo:rsid="000d7533" officeooo:paragraph-rsid="000be833"/>
    </style:style>
    <style:style style:name="P10" style:family="paragraph" style:parent-style-name="Standard">
      <style:text-properties officeooo:paragraph-rsid="000d7533"/>
    </style:style>
    <style:style style:name="P11" style:family="paragraph" style:parent-style-name="Standard">
      <style:text-properties fo:font-style="normal" officeooo:rsid="00079390" officeooo:paragraph-rsid="000be833" style:font-style-asian="normal" style:font-style-complex="normal"/>
    </style:style>
    <style:style style:name="P12" style:family="paragraph" style:parent-style-name="Standard">
      <style:text-properties fo:font-style="normal" fo:font-weight="bold" officeooo:rsid="00117149" officeooo:paragraph-rsid="00117149" style:font-style-asian="normal" style:font-weight-asian="bold" style:font-style-complex="normal" style:font-weight-complex="bold"/>
    </style:style>
    <style:style style:name="P13" style:family="paragraph" style:parent-style-name="Standard">
      <style:text-properties officeooo:rsid="00155c4b" officeooo:paragraph-rsid="00155c4b"/>
    </style:style>
    <style:style style:name="P14" style:family="paragraph" style:parent-style-name="Standard">
      <style:text-properties officeooo:rsid="00156530" officeooo:paragraph-rsid="00156530"/>
    </style:style>
    <style:style style:name="P15" style:family="paragraph" style:parent-style-name="Standard">
      <style:paragraph-properties fo:text-align="center" style:justify-single-word="false"/>
      <style:text-properties fo:font-size="18pt" fo:font-weight="bold" officeooo:rsid="000896da" officeooo:paragraph-rsid="000896da" style:font-size-asian="18pt" style:font-weight-asian="bold" style:font-size-complex="18pt" style:font-weight-complex="bold"/>
    </style:style>
    <style:style style:name="P16" style:family="paragraph" style:parent-style-name="Standard">
      <style:text-properties officeooo:rsid="002acdc3" officeooo:paragraph-rsid="002acdc3"/>
    </style:style>
    <style:style style:name="P17" style:family="paragraph" style:parent-style-name="Standard">
      <style:text-properties fo:font-weight="normal" officeooo:rsid="002acdc3" officeooo:paragraph-rsid="002acdc3" style:font-weight-asian="normal" style:font-weight-complex="normal"/>
    </style:style>
    <style:style style:name="P18" style:family="paragraph" style:parent-style-name="Standard">
      <style:text-properties fo:font-style="italic" fo:font-weight="bold" officeooo:rsid="002acdc3" officeooo:paragraph-rsid="002acdc3" style:font-style-asian="italic" style:font-weight-asian="bold" style:font-style-complex="italic" style:font-weight-complex="bold"/>
    </style:style>
    <style:style style:name="P19" style:family="paragraph" style:parent-style-name="Standard">
      <style:paragraph-properties fo:text-align="center" style:justify-single-word="false"/>
      <style:text-properties fo:font-size="16pt" officeooo:rsid="002f26f6" officeooo:paragraph-rsid="00079390" style:font-size-asian="16pt" style:font-size-complex="16pt"/>
    </style:style>
    <style:style style:name="T1" style:family="text">
      <style:text-properties officeooo:rsid="000aa8db"/>
    </style:style>
    <style:style style:name="T2" style:family="text">
      <style:text-properties officeooo:rsid="000d7533"/>
    </style:style>
    <style:style style:name="T3" style:family="text">
      <style:text-properties officeooo:rsid="00145c68"/>
    </style:style>
    <style:style style:name="T4" style:family="text">
      <style:text-properties officeooo:rsid="00156530"/>
    </style:style>
    <style:style style:name="T5" style:family="text">
      <style:text-properties officeooo:rsid="001b7b77"/>
    </style:style>
    <style:style style:name="T6" style:family="text">
      <style:text-properties officeooo:rsid="001ce53b"/>
    </style:style>
    <style:style style:name="T7" style:family="text">
      <style:text-properties officeooo:rsid="001eb9bd"/>
    </style:style>
    <style:style style:name="T8" style:family="text">
      <style:text-properties officeooo:rsid="00205a97"/>
    </style:style>
    <style:style style:name="T9" style:family="text">
      <style:text-properties officeooo:rsid="002219e8"/>
    </style:style>
    <style:style style:name="T10" style:family="text">
      <style:text-properties fo:font-weight="normal" style:font-weight-asian="normal" style:font-weight-complex="normal"/>
    </style:style>
    <style:style style:name="T11" style:family="text">
      <style:text-properties fo:font-weight="normal" officeooo:rsid="002e4660" style:font-weight-asian="normal" style:font-weight-complex="normal"/>
    </style:style>
    <style:style style:name="T12" style:family="text">
      <style:text-properties fo:font-weight="normal" officeooo:rsid="002e7032" style:font-weight-asian="normal" style:font-weight-complex="normal"/>
    </style:style>
    <style:style style:name="T13" style:family="text">
      <style:text-properties fo:font-style="normal" fo:font-weight="normal" officeooo:rsid="002d8aea" style:font-style-asian="normal" style:font-weight-asian="normal" style:font-style-complex="normal" style:font-weight-complex="normal"/>
    </style:style>
    <style:style style:name="T14" style:family="text">
      <style:text-properties officeooo:rsid="00344b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witter Analysis Of ISIS Groups and Activities</text:p>
      <text:p text:style-name="P19">(It is not a complete proposal, just a draft)</text:p>
      <text:p text:style-name="P1"/>
      <text:p text:style-name="P1"/>
      <text:p text:style-name="P4">Preparation/Introduction:</text:p>
      <text:p text:style-name="P1">+ Visualization and analysis of dataset. : <text:line-break/><text:tab/>- <text:span text:style-name="T7">Number of tweets, Users</text:span></text:p>
      <text:p text:style-name="P1"><text:tab/>- <text:span text:style-name="T7">Analysis of user names : Common words used, N-gram approach.</text:span></text:p>
      <text:p text:style-name="P1"><text:tab/>- <text:span text:style-name="T7">Geo-Spatial analysis if exists.</text:span></text:p>
      <text:p text:style-name="P1">+ Converting everything to English.</text:p>
      <text:p text:style-name="P1"><text:tab/>- <text:span text:style-name="T9">Some tweets are in different language. Basically cleaning data.</text:span></text:p>
      <text:p text:style-name="P3">Modeling:</text:p>
      <text:p text:style-name="P1">+ Learning/Predicting model (SVM or something else).</text:p>
      <text:p text:style-name="P1">+ Collecting features from Data.</text:p>
      <text:p text:style-name="P1">+ Trying weighted SVM for weighted features <text:span text:style-name="T1">(Weight words with higher chances of being malicious for terrorist activities ex. Bomb is more weighted than explosion)</text:span></text:p>
      <text:p text:style-name="P12">Final Goal:</text:p>
      <text:p text:style-name="P11">+ Predicting if a tweet is provocating or involves any terrorist <text:span text:style-name="T14">activities</text:span>.</text:p>
      <text:p text:style-name="P17">+ Identifying recruitment activities of ISIS</text:p>
      <text:p text:style-name="P17"/>
      <text:p text:style-name="P2"/>
      <text:p text:style-name="P6">Example test tweets : Its expected prediction</text:p>
      <text:p text:style-name="P9">1) Data Science project presentation : False</text:p>
      <text:p text:style-name="P8">2) Bombing <text:span text:style-name="T3">i</text:span>n North Pole : True</text:p>
      <text:p text:style-name="P8">3) Car explosion in South Pole : False</text:p>
      <text:p text:style-name="P8">4) Baghdad tanks deployed : True</text:p>
      <text:p text:style-name="P10"><text:span text:style-name="T2">5) </text:span>Syrian Troops Clash With Rebels as Bombs Fall on Aleppo<text:span text:style-name="T2"> : True</text:span></text:p>
      <text:p text:style-name="P10"/>
      <text:p text:style-name="P10"/>
      <text:p text:style-name="P5">Some edge cases, I can think of: <text:span text:style-name="T6">(Will be more while implementation)</text:span></text:p>
      <text:p text:style-name="P13">+ <text:span text:style-name="T4">Some words are not always related to Terrorist activities (ex. Tanks can be used for War or Terrorist activities) : Penalizing such words during training may fix the problem.</text:span></text:p>
      <text:p text:style-name="P14">+ We need to find community or graph which can help us examine tweets better. Adding some ISIS Fan-boy <text:span text:style-name="T8">in tweet </text:span>and tweeting about science is not terrorist activity.</text:p>
      <text:p text:style-name="P14">+ <text:s/><text:span text:style-name="T5">Updating ISIS tweets will help us classify future tweets better. Reason is, contain of a tweets can vary w.r.t current ISIS activities. Ex. Location and Type of attack (Chemical, Nuclear etc). This case is more of solving input of streaming tweets and classifying them as ISIS activities or not. (Passive aggressive algorithm can be used)</text:span></text:p>
      <text:p text:style-name="P16">+ May require building a dictionary for identifying malicious tweets.</text:p>
      <text:p text:style-name="P16"/>
      <text:p text:style-name="P16"/>
      <text:p text:style-name="P18">To be discovered</text:p>
      <text:p text:style-name="P7">Naming conventions : <text:span text:style-name="T13">I</text:span><text:span text:style-name="T10">ts very important, </text:span><text:span text:style-name="T11">since</text:span><text:span text:style-name="T10"> we </text:span><text:span text:style-name="T12">don't</text:span><text:span text:style-name="T10"> want to write tweets with terrorist activities and non terrorist activity all the time. Having names for each will help us and readers.</text:span></text:p>
      <text:p text:style-name="P16">+ Tweets with terrorist activities named _______ and non ________.</text:p>
      <text:p text:style-name="P16">+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6:17:37.376286637</meta:creation-date>
    <dc:date>2016-09-28T11:37:46.171845709</dc:date>
    <meta:editing-duration>PT19H4M36S</meta:editing-duration>
    <meta:editing-cycles>47</meta:editing-cycles>
    <meta:generator>LibreOffice/4.2.8.2$Linux_X86_64 LibreOffice_project/420m0$Build-2</meta:generator>
    <meta:document-statistic meta:table-count="0" meta:image-count="0" meta:object-count="0" meta:page-count="1" meta:paragraph-count="30" meta:word-count="349" meta:character-count="2120" meta:non-whitespace-character-count="1794"/>
  </office:meta>
</office:document-meta>
</file>